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SC" svg:font-family="'Noto Sans SC'" style:font-family-generic="system" style:font-pitch="variable"/>
  </office:font-face-decls>
  <office:automatic-styles>
    <style:style style:name="P1" style:family="paragraph" style:parent-style-name="Standard">
      <style:text-properties officeooo:rsid="000760cf" officeooo:paragraph-rsid="000760cf"/>
    </style:style>
    <style:style style:name="P2" style:family="paragraph" style:parent-style-name="Standard">
      <style:text-properties officeooo:rsid="000760cf" officeooo:paragraph-rsid="0008f01e"/>
    </style:style>
    <style:style style:name="P3" style:family="paragraph" style:parent-style-name="Standard">
      <style:text-properties officeooo:rsid="0008f01e" officeooo:paragraph-rsid="0008f01e"/>
    </style:style>
    <style:style style:name="P4" style:family="paragraph" style:parent-style-name="Standard">
      <style:text-properties officeooo:rsid="000aeb32" officeooo:paragraph-rsid="000aeb32"/>
    </style:style>
    <style:style style:name="T1" style:family="text">
      <style:text-properties officeooo:rsid="00076739"/>
    </style:style>
    <style:style style:name="T2" style:family="text">
      <style:text-properties officeooo:rsid="0008f01e"/>
    </style:style>
    <style:style style:name="T3" style:family="text">
      <style:text-properties officeooo:rsid="000aeb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Práctica 1.1 Miniactividades.</text:p>
      <text:p text:style-name="P1"/>
      <text:p text:style-name="P2">1. Tendencias:</text:p>
      <text:p text:style-name="P2"/>
      <text:p text:style-name="P1"><text:tab/>1. Las microinteracciones son pequeños eventos que están orientados a mejorar la experiencia de usuario (UX) mediante respuestas inmediatas y sutiles (ej. acción de Me Gusta), la hiperpersonalización consiste en adaptarse dinámicamente a las preferencias y gustos de los consumidores para así conseguir u<text:span text:style-name="T1">na interfaz de usuario (UI) más atractiva y poderosa.</text:span></text:p>
      <text:p text:style-name="P1"/>
      <text:p text:style-name="Standard"><text:span text:style-name="T2"><text:tab/>2. En general el desarrollo de software sostenible se basa en reducir la huella de carbono lo máximo posible, esto se hace mediante un código más eficiente, la optimización de recursos lo cual ayuda también a obtener un ciclo de vida mayor.<text:tab/></text:span></text:p>
      <text:p text:style-name="Standard"/>
      <text:p text:style-name="Standard"><text:span text:style-name="T2"><text:tab/>3. Las herramientas que he encontrado que se suelen utilizar últimamente son: Material Design, Ant Design y Fluent Design System entre otras.</text:span></text:p>
      <text:p text:style-name="Standard"/>
      <text:p text:style-name="P3"><text:a xlink:type="simple" xlink:href="https://github.com/Adri01023/2DAM/tree/main/Desarrollo%20de%20Interfaces" text:style-name="Internet_20_link" text:visited-style-name="Visited_20_Internet_20_Link">2. <text:span text:style-name="T3">Github (click aquí para ir al enlace)</text:span></text:a></text:p>
      <text:p text:style-name="P3"/>
      <text:p text:style-name="P4">3. Userinyerfa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SC" svg:font-family="'Noto Sans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760cf" officeooo:paragraph-rsid="000760cf"/>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Desarrollo de Interfaces<text:tab/><text:tab/>Adrián Martín Morales</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1T18:25:29.826421400</meta:creation-date>
    <dc:date>2025-09-21T19:28:05.501787200</dc:date>
    <meta:editing-duration>PT7M48S</meta:editing-duration>
    <meta:editing-cycles>1</meta:editing-cycles>
    <meta:document-statistic meta:table-count="0" meta:image-count="0" meta:object-count="0" meta:page-count="1" meta:paragraph-count="8" meta:word-count="137" meta:character-count="888" meta:non-whitespace-character-count="754"/>
    <meta:generator>LibreOffice/25.2.5.2$Windows_X86_64 LibreOffice_project/03d19516eb2e1dd5d4ccd751a0d6f35f35e08022</meta:generator>
  </office:meta>
</office:document-meta>
</file>